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14d45" officeooo:paragraph-rsid="00714d45" style:font-size-asian="21pt" style:font-weight-asian="bold" style:font-size-complex="21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font-weight="bold" officeooo:rsid="00714d45" officeooo:paragraph-rsid="00714d45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font-weight="normal" officeooo:rsid="00714d45" officeooo:paragraph-rsid="00714d4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font-weight="bold" officeooo:rsid="0073380a" officeooo:paragraph-rsid="0073380a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1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3380a" officeooo:paragraph-rsid="0073380a" style:font-size-asian="21pt" style:font-weight-asian="bold" style:font-size-complex="21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73380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4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73380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font-weight="bold" officeooo:rsid="0074a926" officeooo:paragraph-rsid="0074a926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74a926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7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74a926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8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font-weight="normal" officeooo:rsid="00714d45" officeooo:paragraph-rsid="0074a926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14d45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officeooo:rsid="0073380a"/>
    </style:style>
    <style:style style:name="T6" style:family="text">
      <style:text-properties officeooo:rsid="00765e79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officeooo:rsid="0073380a" style:font-style-asian="normal" style:font-style-complex="normal"/>
    </style:style>
    <style:style style:name="T9" style:family="text">
      <style:text-properties fo:language="ru" fo:country="RU" fo:font-style="normal" officeooo:rsid="00765e79" style:font-style-asian="normal" style:font-style-complex="normal"/>
    </style:style>
    <style:style style:name="T10" style:family="text">
      <style:text-properties fo:language="ru" fo:country="RU" fo:font-style="normal" officeooo:rsid="0074a926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bfe69" style:font-weight-asian="normal" style:font-weight-complex="normal"/>
    </style:style>
    <style:style style:name="T13" style:family="text">
      <style:text-properties fo:font-weight="normal" officeooo:rsid="0070a13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Качественные показатели программного компонента</text:p>
      <text:p text:style-name="P16">1) Объём и сложность</text:p>
      <text:p text:style-name="P17">Объ<text:span text:style-name="T1">ё</text:span>м — <text:span text:style-name="T1">э</text:span>тот показатель характеризует количество кода, требований или функций в компоненте. Чем больше размер, тем потенциально сложнее поддерживать и тестировать проект.</text:p>
      <text:p text:style-name="P17">Сложность — отражает уровень трудности в проектировании и поддержке компонента. Сложность может быть структурной (количество взаимосвязей и зависимостей) и алгебраической (сложность алгоритмов). Чем больше сложность, тем больше потребность в документировании и тестировании.</text:p>
      <text:p text:style-name="P16">2) Достоверность результатов</text:p>
      <text:p text:style-name="P18">Этот показатель указывает на степень уверенности в том, что компонент выполняет свои функции правильно. Достоверность может оцениваться через тестирование и использование в реальных условиях.</text:p>
      <text:p text:style-name="P19">3) Надёжность</text:p>
      <text:p text:style-name="P20">Над<text:span text:style-name="T5">ё</text:span>жность показывает, насколько компонент работает без сбоев и ошибок. Это включает:</text:p>
      <text:list text:style-name="List_20_1">
        <text:list-item>
          <text:p text:style-name="P21">Устойчивость к сбоям — <text:span text:style-name="T5">с</text:span>пособность компонента продолжать функционировать при возникновении ошибок или в нестандартных условиях;</text:p>
        </text:list-item>
        <text:list-item>
          <text:p text:style-name="P21">Время безотказной работы — <text:span text:style-name="T5">п</text:span>ериод, в течение которого компонент работает без сбоев. Это можно выразить в процентном отношении, например, 99.9% времени.</text:p>
        </text:list-item>
      </text:list>
      <text:p text:style-name="P19">4) Быстродействие</text:p>
      <text:p text:style-name="P20">Быстродействие отражает, насколько быстро компонент выполняет свои функции. Основные аспекты быстродействия:</text:p>
      <text:list text:continue-numbering="true" text:style-name="List_20_1">
        <text:list-item>
          <text:p text:style-name="P21">Скорость обработки — <text:span text:style-name="T5">в</text:span>ремя, необходимое для выполнения операций или обработки данных;</text:p>
        </text:list-item>
        <text:list-item>
          <text:p text:style-name="P21"><text:soft-page-break/>Время отклика — <text:span text:style-name="T5">в</text:span>ремя, за которое компонент реагирует на пользовательские <text:span text:style-name="T6">действия</text:span>;</text:p>
        </text:list-item>
        <text:list-item>
          <text:p text:style-name="P21">Использование ресурсов — как эффективно компонент использует память и процессорное время. Чем меньше ресурсов требуется, тем быстрее и продуктивнее работает компонент.</text:p>
        </text:list-item>
      </text:list>
      <text:p text:style-name="P22">Характеристики качества программного обеспечения</text:p>
      <text:p text:style-name="P19">1) Функциональность</text:p>
      <text:p text:style-name="P23">Функциональность — насколько хорошо <text:span text:style-name="T6">библиотека</text:span> выполняет свои задачи и насколько она соответствует требованиям пользователей. Она включает в себя:</text:p>
      <text:list text:continue-numbering="true" text:style-name="List_20_1">
        <text:list-item>
          <text:p text:style-name="P21"><text:span text:style-name="T7">Полнота функций —</text:span><text:span text:style-name="T8"> в</text:span><text:span text:style-name="T7">се заявленные функции работают и удовлетворяют потребности пользователей;</text:span></text:p>
        </text:list-item>
        <text:list-item>
          <text:p text:style-name="P21"><text:span text:style-name="T7">Точность —</text:span><text:span text:style-name="T8"> ф</text:span><text:span text:style-name="T7">ункции выполняют свои задачи корректно и без ошибок.</text:span></text:p>
        </text:list-item>
      </text:list>
      <text:p text:style-name="P19">2) Надёжность</text:p>
      <text:p text:style-name="P20"><text:span text:style-name="T7">Над</text:span><text:span text:style-name="T8">ё</text:span><text:span text:style-name="T7">жность характеризует, насколько устойчива </text:span><text:span text:style-name="T9">библиотека</text:span><text:span text:style-name="T7"> к сбоям и насколько стабильно она работает:</text:span></text:p>
      <text:list text:continue-numbering="true" text:style-name="List_20_1">
        <text:list-item>
          <text:p text:style-name="P21"><text:span text:style-name="T7">Устойчивость к сбоям — как система ведёт себя в случае появления ошибок или исключительных ситуаций</text:span><text:span text:style-name="T10">;</text:span></text:p>
        </text:list-item>
        <text:list-item>
          <text:p text:style-name="P24">Долговечность — как долго проект может работать без необходимости в перезапуске;</text:p>
        </text:list-item>
        <text:list-item>
          <text:p text:style-name="P24">Восстанавливаемость — насколько легко и быстро можно вернуть систему в рабочее состояние после сбоя.</text:p>
        </text:list-item>
      </text:list>
      <text:p text:style-name="P25">3) Практичность</text:p>
      <text:p text:style-name="P26">Практичность касается того, насколько программное обеспечение оправдывает затраченные усилия и ресурсы:</text:p>
      <text:list text:continue-numbering="true" text:style-name="List_20_1">
        <text:list-item>
          <text:p text:style-name="P27">Экономичность — насколько проект эффективен в использовании ресурсов (времени, денег, трудозатрат);</text:p>
        </text:list-item>
        <text:list-item>
          <text:p text:style-name="P28"><text:soft-page-break/><text:span text:style-name="T7">Удобство в эксплуатации — насколько легко пользователю взаимодействовать с </text:span><text:span text:style-name="T9">библиотекой</text:span><text:span text:style-name="T7"> и решать свои задачи.</text:span></text:p>
        </text:list-item>
      </text:list>
      <text:p text:style-name="P25">4) Эффективность</text:p>
      <text:p text:style-name="P26">Эффективность определяет, насколько хорошо <text:span text:style-name="T6">библиотека</text:span> выполняет свои функции с учетом ресурсов:</text:p>
      <text:list text:continue-numbering="true" text:style-name="List_20_1">
        <text:list-item>
          <text:p text:style-name="P28"><text:span text:style-name="T7">Скорость работы — </text:span><text:span text:style-name="T10">в</text:span><text:span text:style-name="T7">ремя, за которое </text:span><text:span text:style-name="T9">библиотекой</text:span><text:span text:style-name="T7"> выполняются необходимые задачи;</text:span></text:p>
        </text:list-item>
        <text:list-item>
          <text:p text:style-name="P28"><text:span text:style-name="T7">Использование ресурсов — наскольк</text:span><text:span text:style-name="T10">о </text:span><text:span text:style-name="T7">разумно </text:span><text:span text:style-name="T9">библиотека</text:span><text:span text:style-name="T7"> расходует оперативную память, процессор и другие ресурсы;</text:span></text:p>
        </text:list-item>
        <text:list-item>
          <text:p text:style-name="P28"><text:span text:style-name="T7">Отзывчивость — </text:span><text:span text:style-name="T10">в</text:span><text:span text:style-name="T7">ремя отклика на действия пользователей и обработка </text:span><text:span text:style-name="T9">прерываний</text:span><text:span text:style-name="T7">.</text:span></text:p>
        </text:list-item>
      </text:list>
      <text:p text:style-name="P25">5) Сопровождаемость</text:p>
      <text:p text:style-name="P26">Сопровождаемость — показывает насколько легко код может быть модифицирован и обновлён:</text:p>
      <text:list text:continue-numbering="true" text:style-name="List_20_1">
        <text:list-item>
          <text:p text:style-name="P27">Читаемость кода — насколько простой и структурированный код, чтобы другие разработчики могли его беспроблемно понять и доработать;</text:p>
        </text:list-item>
        <text:list-item>
          <text:p text:style-name="P27">Модульность — насколько легко вносить изменения в отдельные части кода, не затрагивая вс<text:span text:style-name="T6">ю библиотеку</text:span>;</text:p>
        </text:list-item>
        <text:list-item>
          <text:p text:style-name="P28"><text:span text:style-name="T7">Документирование — </text:span><text:span text:style-name="T10">н</text:span><text:span text:style-name="T7">аличие полной докуметации, которая помогает в понимании кода.</text:span></text:p>
        </text:list-item>
      </text:list>
      <text:p text:style-name="P25">6) Переносимость</text:p>
      <text:p text:style-name="P26">Переносимость — это способность программного обеспечения работать в разных средах и платформах:</text:p>
      <text:list text:continue-numbering="true" text:style-name="List_20_1">
        <text:list-item>
          <text:p text:style-name="P27">Совместимость — насколько легко <text:span text:style-name="T6">библиотека</text:span> может работать на разных устройствах;</text:p>
        </text:list-item>
        <text:list-item>
          <text:p text:style-name="P27">Требования к окружению — насколько зависим<text:span text:style-name="T6">а библиотека</text:span> от специфических технологий или аппаратного обеспечения.</text:p>
        </text:list-item>
      </text:list>
      <text:p text:style-name="P29"/>
      <text:p text:style-name="P29"/>
      <text:p text:style-name="P29"><text:soft-page-break/>Выводы</text:p>
      <text:p text:style-name="P30"><text:span text:style-name="T11">В </text:span><text:span text:style-name="T12">ходе проведенной </text:span><text:span text:style-name="T13">практической</text:span><text:span text:style-name="T12"> работы </text:span><text:span text:style-name="T13">были описаны качественные показатели программного компонента и шесть характеристик качества программного обеспечения применительно к индивидуальному программному проек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02T09:53:22.943934922</dc:date>
    <meta:editing-cycles>71</meta:editing-cycles>
    <meta:editing-duration>P1DT16H33M38S</meta:editing-duration>
    <meta:generator>LibreOffice/24.8.2.1$Linux_X86_64 LibreOffice_project/480$Build-1</meta:generator>
    <meta:document-statistic meta:table-count="0" meta:image-count="0" meta:object-count="0" meta:page-count="5" meta:paragraph-count="60" meta:word-count="533" meta:character-count="4440" meta:non-whitespace-character-count="394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